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cePerson.getBirth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Person.setLastName( String la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Person.setAge( long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Person.getBal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Perso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Person.setBalance( BigDecimal bal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Person.getLa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Person.setBirthDate( LocalDateTime birth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